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872b" officeooo:paragraph-rsid="0012872b"/>
    </style:style>
    <style:style style:name="P2" style:family="paragraph" style:parent-style-name="Standard">
      <style:text-properties fo:color="#99ff99" officeooo:rsid="0012872b" officeooo:paragraph-rsid="0012872b"/>
    </style:style>
    <style:style style:name="P3" style:family="paragraph" style:parent-style-name="Standard">
      <style:text-properties fo:color="#99ff99" officeooo:rsid="0012872b" officeooo:paragraph-rsid="0013eb4d"/>
    </style:style>
    <style:style style:name="P4" style:family="paragraph" style:parent-style-name="Standard">
      <style:text-properties fo:color="#66ff66" officeooo:rsid="0012872b" officeooo:paragraph-rsid="0013eb4d"/>
    </style:style>
    <style:style style:name="P5" style:family="paragraph" style:parent-style-name="Standard">
      <style:text-properties fo:color="#66ff66" officeooo:rsid="0012872b" officeooo:paragraph-rsid="0012872b"/>
    </style:style>
    <style:style style:name="T1" style:family="text">
      <style:text-properties officeooo:rsid="0013eb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/text:p>
      <text:p text:style-name="P4"><text:tab/>my @array1 = 'ci', 'cre', 'art';</text:p>
      <text:p text:style-name="P5"><text:tab/>say @array1;</text:p>
      <text:p text:style-name="P5"><text:tab/>@array<text:span text:style-name="T1">1</text:span>.say;</text:p>
      <text:p text:style-name="P5"/>
      <text:p text:style-name="P5"><text:tab/>my @array2 = &lt;ci cre art&gt;;</text:p>
      <text:p text:style-name="P5"><text:tab/>say @array2;</text:p>
      <text:p text:style-name="P5"><text:tab/>@array<text:span text:style-name="T1">2</text:span>.say;</text:p>
      <text:p text:style-name="P2"/>
      <text:p text:style-name="P2"/>
      <text:p text:style-name="P2"/>
      <text:p text:style-name="P2"><text:tab/></text:p>
      <text:p text:style-name="P2"><text:tab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000000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tolrr </meta:initial-creator>
    <meta:creation-date>2017-02-23T20:47:43.001197769</meta:creation-date>
    <dc:date>2017-02-23T20:52:11.473148130</dc:date>
    <dc:creator>renatolrr </dc:creator>
    <meta:editing-duration>PT4M27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9" meta:word-count="18" meta:character-count="115" meta:non-whitespace-character-count="94"/>
  </office:meta>
</office:document-meta>
</file>